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26">
      <style:table-cell-properties fo:background-color="#ffff00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5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JET 1</text:p>
          </table:table-cell>
          <table:table-cell office:value-type="string" calcext:value-type="string">
            <text:p>Succ ratio</text:p>
          </table:table-cell>
          <table:table-cell office:value-type="string" calcext:value-type="string">
            <text:p>#iters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dim expans</text:p>
          </table:table-cell>
          <table:table-cell office:value-type="string" calcext:value-type="string">
            <text:p>bool_col</text:p>
          </table:table-cell>
          <table:table-cell office:value-type="string" calcext:value-type="string">
            <text:p>Manage out</text:p>
          </table:table-cell>
          <table:table-cell office:value-type="string" calcext:value-type="string">
            <text:p>tot dimensions</text:p>
          </table:table-cell>
        </table:table-row>
        <table:table-row table:style-name="ro1">
          <table:table-cell/>
          <table:table-cell table:style-name="ce2" office:value-type="float" office:value="0.792285670071185" calcext:value-type="float">
            <text:p>0.7923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/>
          <table:table-cell table:style-name="ce3" office:value-type="float" office:value="0.800306922521407" calcext:value-type="float">
            <text:p>0.800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table:style-name="ce4" office:value-type="float" office:value="0.800319818425668" calcext:value-type="float">
            <text:p>0.8003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7" office:value-type="float" office:value="271" calcext:value-type="float">
            <text:p>271</text:p>
          </table:table-cell>
        </table:table-row>
        <table:table-row table:style-name="ro1">
          <table:table-cell/>
          <table:table-cell table:style-name="ce4" table:formula="of:=0.800493565558944" office:value-type="float" office:value="0.800493565558944" calcext:value-type="float">
            <text:p>0.8005</text:p>
          </table:table-cell>
          <table:table-cell table:number-columns-repeated="5" table:style-name="ce7" office:value-type="string" calcext:value-type="string">
            <text:p>\\</text:p>
          </table:table-cell>
          <table:table-cell office:value-type="string" calcext:value-type="string">
            <text:p>yes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1">
          <table:table-cell/>
          <table:table-cell table:style-name="ce2" office:value-type="float" office:value="0.796077065923863" calcext:value-type="float">
            <text:p>0.796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/>
          <table:table-cell table:style-name="ce2" office:value-type="float" office:value="0.79507118539152" calcext:value-type="float">
            <text:p>0.7951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table:style-name="ce2" office:value-type="float" office:value="0.795354895285257" calcext:value-type="float">
            <text:p>0.795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table:style-name="ce2" office:value-type="float" office:value="0.792853089858661" calcext:value-type="float">
            <text:p>0.7929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/>
          <table:table-cell office:value-type="string" calcext:value-type="string">
            <text:p>useless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style-name="Default"/>
          <table:table-cell table:style-name="ce5" table:formula="of:=0.795625709274734" office:value-type="float" office:value="0.795625709274734" calcext:value-type="float">
            <text:p>0.79563</text:p>
          </table:table-cell>
          <table:table-cell office:value-type="string" calcext:value-type="string">
            <text:p>/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Default"/>
          <table:table-cell table:style-name="ce6" table:formula="of:=0.797934076137419" office:value-type="float" office:value="0.797934076137419" calcext:value-type="float">
            <text:p>0.79793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H1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2:42:49.113156310</meta:creation-date>
    <meta:generator>LibreOffice/5.1.6.2$Linux_X86_64 LibreOffice_project/10m0$Build-2</meta:generator>
    <dc:date>2017-10-27T23:17:12.901499564</dc:date>
    <meta:editing-duration>PT12M53S</meta:editing-duration>
    <meta:editing-cycles>3</meta:editing-cycles>
    <meta:document-statistic meta:table-count="1" meta:cell-count="97" meta:object-count="0"/>
  </office:meta>
</office:document-meta>
</file>